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326b5" officeooo:paragraph-rsid="000326b5"/>
    </style:style>
    <style:style style:name="P2" style:family="paragraph" style:parent-style-name="Standard">
      <style:paragraph-properties fo:text-align="center" style:justify-single-word="false"/>
      <style:text-properties officeooo:rsid="000326b5" officeooo:paragraph-rsid="000326b5"/>
    </style:style>
    <style:style style:name="P3" style:family="paragraph" style:parent-style-name="Standard">
      <style:text-properties officeooo:rsid="000326b5" officeooo:paragraph-rsid="00033eec"/>
    </style:style>
    <style:style style:name="P4" style:family="paragraph" style:parent-style-name="Standard">
      <style:text-properties officeooo:rsid="00033eec" officeooo:paragraph-rsid="00033eec"/>
    </style:style>
    <style:style style:name="P5" style:family="paragraph" style:parent-style-name="Standard" style:list-style-name="L1">
      <style:text-properties officeooo:rsid="00033eec" officeooo:paragraph-rsid="00033eec"/>
    </style:style>
    <style:style style:name="P6" style:family="paragraph" style:parent-style-name="Standard">
      <style:text-properties officeooo:rsid="00033eec" officeooo:paragraph-rsid="000403a5"/>
    </style:style>
    <style:style style:name="P7" style:family="paragraph" style:parent-style-name="Standard" style:list-style-name="L1">
      <style:text-properties officeooo:rsid="0004066a" officeooo:paragraph-rsid="0004066a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T1" style:family="text">
      <style:text-properties officeooo:rsid="00033eec"/>
    </style:style>
    <style:style style:name="T2" style:family="text">
      <style:text-properties officeooo:rsid="00033eec"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0403a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1.1165in" fo:min-width="1.116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fill-color="#ffffff" draw:textarea-horizontal-align="justify" draw:textarea-vertical-align="middle" draw:auto-grow-height="false" fo:min-height="1.0972in" fo:min-width="1.097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eneralized Pascal’s Triangle</text:p>
      <text:p text:style-name="P2">by Sven Nilsen, 2019</text:p>
      <text:p text:style-name="P1"/>
      <text:p text:style-name="P1">Pascal’s Triangle is a commonly used shape in mathematics. In this paper I interpret Pascal’s Triangle as an automaton for N dimensions. This algorithm is useful as a part of simulations for studying observer selection effects in Path Reference Classes.</text:p>
      <text:p text:style-name="P1"/>
      <text:p text:style-name="P1">Pascal’s Triangle is often depicted the following way:</text:p>
      <text:p text:style-name="P1"/>
      <text:p text:style-name="P1"><text:tab/><text:tab/><text:tab/><text:tab/><text:tab/><text:tab/><text:tab/>1</text:p>
      <text:p text:style-name="P1"><text:tab/><text:tab/><text:tab/><text:tab/><text:tab/><text:tab/>1<text:tab/><text:tab/>1</text:p>
      <text:p text:style-name="P1"><text:tab/><text:tab/><text:tab/><text:tab/><text:tab/>1<text:tab/><text:tab/>2<text:tab/><text:tab/>1</text:p>
      <text:p text:style-name="P1"><text:tab/><text:tab/><text:tab/><text:tab/>1<text:tab/><text:tab/>3<text:tab/><text:tab/>3<text:tab/><text:tab/>1</text:p>
      <text:p text:style-name="P1"><text:tab/><text:tab/><text:tab/>1<text:tab/><text:tab/>4<text:tab/><text:tab/>6<text:tab/><text:tab/>4<text:tab/><text:tab/>1</text:p>
      <text:p text:style-name="P1"/>
      <text:p text:style-name="P4">I will use a slightly different version:</text:p>
      <text:p text:style-name="P4"/>
      <text:p text:style-name="P3"><text:tab/><text:span text:style-name="T2">0</text:span><text:span text:style-name="T3"><text:tab/><text:tab/></text:span><text:span text:style-name="T2">0</text:span><text:span text:style-name="T3"><text:tab/><text:tab/></text:span><text:span text:style-name="T2">0</text:span><text:span text:style-name="T3"><text:tab/><text:tab/>1<text:tab/><text:tab/></text:span><text:span text:style-name="T2">0<text:tab/><text:tab/>0<text:tab/><text:tab/>0</text:span></text:p>
      <text:p text:style-name="P3"><text:tab/><text:tab/><text:span text:style-name="T1">0</text:span><text:tab/><text:tab/><text:span text:style-name="T1">0</text:span><text:tab/><text:tab/>1<text:tab/><text:tab/>1<text:tab/><text:tab/><text:span text:style-name="T1">0<text:tab/><text:tab/>0</text:span></text:p>
      <text:p text:style-name="P3"><text:tab/><text:span text:style-name="T2">0</text:span><text:span text:style-name="T3"><text:tab/><text:tab/></text:span><text:span text:style-name="T2">0</text:span><text:span text:style-name="T3"><text:tab/><text:tab/>1<text:tab/><text:tab/>2<text:tab/><text:tab/>1<text:tab/><text:tab/></text:span><text:span text:style-name="T2">0<text:tab/><text:tab/>0</text:span></text:p>
      <text:p text:style-name="P3"><text:tab/><text:tab/><text:span text:style-name="T1">0</text:span><text:tab/><text:tab/>1<text:tab/><text:tab/>3<text:tab/><text:tab/>3<text:tab/><text:tab/>1<text:tab/><text:tab/><text:span text:style-name="T1">0</text:span></text:p>
      <text:p text:style-name="P3"><text:tab/><text:span text:style-name="T2">0</text:span><text:span text:style-name="T3"><text:tab/><text:tab/>1<text:tab/><text:tab/>4<text:tab/><text:tab/>6<text:tab/><text:tab/>4<text:tab/><text:tab/>1<text:tab/><text:tab/></text:span><text:span text:style-name="T2">0</text:span></text:p>
      <text:p text:style-name="P3"/>
      <text:p text:style-name="P6">Here, the triangle can be thought of as 1-dimensional slices of cells stacked on top of each other, where every odd slice is translated such that each cell’s position is in the center between its parents.</text:p>
      <text:p text:style-name="P6"/>
      <text:p text:style-name="P6">For N dimensions, I generalize the same way by moving the cuboid cells:</text:p>
      <text:p text:style-name="P4"/>
      <text:p text:style-name="P4"><draw:custom-shape text:anchor-type="paragraph" draw:z-index="0" draw:name="Shape1" draw:style-name="gr1" draw:text-style-name="P8" svg:width="1.1169in" svg:height="1.1169in" svg:x="1.5693in" svg:y="0.05in"><text:p/><draw:enhanced-geometry svg:viewBox="0 0 21600 21600" draw:type="rectangle" draw:enhanced-path="M 0 0 L 21600 0 21600 21600 0 21600 0 0 Z N"/></draw:custom-shape></text:p>
      <text:p text:style-name="P4"/>
      <text:p text:style-name="P4"/>
      <text:p text:style-name="P4"><draw:custom-shape text:anchor-type="paragraph" draw:z-index="1" draw:name="Shape1" draw:style-name="gr2" draw:text-style-name="P9" svg:width="1.1169in" svg:height="1.1169in" svg:x="2.1346in" svg:y="0.0264in"><text:p/><draw:enhanced-geometry svg:viewBox="0 0 21600 21600" draw:type="rectangle" draw:enhanced-path="M 0 0 L 21600 0 21600 21600 0 21600 0 0 Z N"/></draw:custom-shape></text:p>
      <text:p text:style-name="P4"/>
      <text:p text:style-name="P4"/>
      <text:p text:style-name="P4"/>
      <text:p text:style-name="P1"/>
      <text:p text:style-name="P4"/>
      <text:p text:style-name="P4"/>
      <text:p text:style-name="P4"/>
      <text:p text:style-name="P4"><text:span text:style-name="T4">This algorithm</text:span> has <text:span text:style-name="T4">some</text:span> significant mathematical properties:</text:p>
      <text:p text:style-name="P4"/>
      <text:list xml:id="list4262911807128343625" text:style-name="L1">
        <text:list-item>
          <text:p text:style-name="P5">Counting the number of paths</text:p>
        </text:list-item>
        <text:list-item>
          <text:p text:style-name="P5">No centered parent cell</text:p>
        </text:list-item>
        <text:list-item>
          <text:p text:style-name="P7">Self-similar by translation</text:p>
        </text:list-item>
        <text:list-item>
          <text:p text:style-name="P7">Isomorphic every even time step to unnormalized Gaussian blur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4:17:11.471862000</meta:creation-date>
    <dc:date>2019-04-16T14:58:55.753760000</dc:date>
    <meta:editing-duration>PT1M3S</meta:editing-duration>
    <meta:editing-cycles>1</meta:editing-cycles>
    <meta:document-statistic meta:table-count="0" meta:image-count="0" meta:object-count="0" meta:page-count="1" meta:paragraph-count="22" meta:word-count="191" meta:character-count="1030" meta:non-whitespace-character-count="795"/>
    <meta:generator>LibreOffice/5.1.2.2$MacOSX_X86_64 LibreOffice_project/d3bf12ecb743fc0d20e0be0c58ca359301eb705f</meta:generator>
  </office:meta>
</office:document-meta>
</file>